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ES URRUTIA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82527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883006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LLPA MENDOZA LIZ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72923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8 830 0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GONZALES URRUTIA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682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1652083</text:p>
          </table:table-cell>
          <table:table-cell table:style-name="Tabla2.D3" office:value-type="string">
            <text:p text:style-name="P17">8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37:5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